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1.429cm" fo:min-width="2.072cm" draw:shadow="visible" draw:shadow-offset-x="0.035cm" draw:shadow-offset-y="0.035cm" loext:shadow-blur="0.176cm" loext:glow-radius="0cm" loext:softedge-radius="0cm"/>
      <style:paragraph-properties style:writing-mode="lr-tb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02cm" fo:min-width="3.564cm" draw:shadow="visible" draw:shadow-offset-x="0.035cm" draw:shadow-offset-y="0.035cm" loext:shadow-blur="0.176cm" loext:glow-radius="0cm" loext:softedge-radius="0cm"/>
      <style:paragraph-properties style:writing-mode="lr-tb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274cm" fo:min-width="8.922cm" loext:glow-radius="0cm" loext:softedge-radius="0cm"/>
      <style:paragraph-properties style:writing-mode="lr-tb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 fo:font-size="11pt"/>
    </style:style>
    <style:style style:name="P2" style:family="paragraph">
      <loext:graphic-properties draw:fill-color="#808080"/>
      <style:paragraph-properties fo:text-align="center" style:writing-mode="lr-tb"/>
      <style:text-properties fo:color="#ffffff" loext:opacity="100%" fo:font-size="11pt"/>
    </style:style>
    <style:style style:name="P3" style:family="paragraph">
      <style:paragraph-properties fo:margin-left="0cm" fo:margin-right="0cm" fo:text-align="start" fo:text-indent="0cm" style:writing-mode="lr-tb"/>
      <style:text-properties fo:font-size="11pt"/>
    </style:style>
    <style:style style:name="P4" style:family="paragraph">
      <loext:graphic-properties draw:fill-color="#cccccc"/>
      <style:paragraph-properties fo:margin-left="0cm" fo:margin-right="0cm" fo:text-align="start" fo:text-indent="0cm" style:writing-mode="lr-tb"/>
      <style:text-properties fo:font-size="11pt"/>
    </style:style>
    <style:style style:name="P5" style:family="paragraph">
      <style:paragraph-properties fo:margin-left="0.15cm" fo:margin-right="0cm" fo:text-align="start" fo:text-indent="0cm" style:writing-mode="lr-tb"/>
      <style:text-properties fo:font-size="11pt" style:font-size-asian="14pt" style:font-size-complex="14pt"/>
    </style:style>
    <style:style style:name="P6" style:family="paragraph">
      <loext:graphic-properties draw:fill-color="#ffffff"/>
      <style:paragraph-properties fo:margin-left="0.15cm" fo:margin-right="0cm" fo:text-align="start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11pt"/>
    </style:style>
    <style:style style:name="T2" style:family="text">
      <style:text-properties fo:font-size="11pt"/>
    </style:style>
    <style:style style:name="T3" style:family="text">
      <style:text-properties fo:font-size="9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4" draw:id="id24" draw:layer="layout" svg:width="2.572cm" svg:height="1.679cm" svg:x="1.035cm" svg:y="13.142cm">
          <text:p text:style-name="P1"><text:span text:style-name="T1">Instr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4.064cm" svg:height="1.27cm" svg:x="5.007cm" svg:y="13.346cm">
          <text:p text:style-name="P3"><text:span text:style-name="T2">3. Chordoph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4.064cm" svg:height="1.27cm" svg:x="5.007cm" svg:y="10.483cm">
          <text:p text:style-name="P3"><text:span text:style-name="T2">2. Membranoph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4.064cm" svg:height="1.27cm" svg:x="5.007cm" svg:y="16.242cm">
          <text:p text:style-name="P3"><text:span text:style-name="T2">4. Aeroph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064cm" svg:height="1.27cm" svg:x="5.007cm" svg:y="7.604cm">
          <text:p text:style-name="P3"><text:span text:style-name="T2">1. Idiophon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4.064cm" svg:height="1.27cm" svg:x="5.007cm" svg:y="19.119cm">
          <text:p text:style-name="P3"><text:span text:style-name="T2">5. Electr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9.422cm" svg:height="0.524cm" svg:x="10.578cm" svg:y="7.004cm">
          <text:p text:style-name="P5"><text:span text:style-name="T3">11. Struck idi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9.422cm" svg:height="0.524cm" svg:x="10.578cm" svg:y="7.611cm">
          <text:p text:style-name="P5"><text:span text:style-name="T3">12. Plucked idi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9.422cm" svg:height="0.524cm" svg:x="10.578cm" svg:y="8.218cm">
          <text:p text:style-name="P5"><text:span text:style-name="T3">13. Friction idi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9.422cm" svg:height="0.524cm" svg:x="10.578cm" svg:y="8.823cm">
          <text:p text:style-name="P5"><text:span text:style-name="T3">14. Blown idi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9.422cm" svg:height="0.524cm" svg:x="10.578cm" svg:y="10.005cm">
          <text:p text:style-name="P5"><text:span text:style-name="T3">21. Struck drum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9.422cm" svg:height="0.524cm" svg:x="10.578cm" svg:y="10.612cm">
          <text:p text:style-name="P5"><text:span text:style-name="T3">22. Plucked drum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9.422cm" svg:height="0.524cm" svg:x="10.578cm" svg:y="11.219cm">
          <text:p text:style-name="P5"><text:span text:style-name="T3">23. Friction drum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9.422cm" svg:height="0.524cm" svg:x="10.578cm" svg:y="11.824cm">
          <text:p text:style-name="P5"><text:span text:style-name="T3">24. Singing membra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9.422cm" svg:height="0.524cm" svg:x="10.578cm" svg:y="13.506cm">
          <text:p text:style-name="P5"><text:span text:style-name="T3">31. Simple chordophones or zither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9.422cm" svg:height="0.524cm" svg:x="10.578cm" svg:y="14.113cm">
          <text:p text:style-name="P5"><text:span text:style-name="T3">32. Composite chord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5" draw:id="id15" draw:layer="layout" svg:width="9.422cm" svg:height="0.524cm" svg:x="10.578cm" svg:y="16.306cm">
          <text:p text:style-name="P5"><text:span text:style-name="T3">41. Free aeroph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6" draw:id="id16" draw:layer="layout" svg:width="9.422cm" svg:height="0.524cm" svg:x="10.578cm" svg:y="16.913cm">
          <text:p text:style-name="P5"><text:span text:style-name="T3">42. Wind instruments prop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8" draw:id="id18" draw:layer="layout" svg:width="9.422cm" svg:height="0.524cm" svg:x="10.578cm" svg:y="18.206cm">
          <text:p text:style-name="P5"><text:span text:style-name="T3">51. Electro-acoustic instruments and de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9" draw:id="id19" draw:layer="layout" svg:width="9.422cm" svg:height="0.524cm" svg:x="10.578cm" svg:y="18.85cm">
          <text:p text:style-name="P5"><text:span text:style-name="T3">52. Electromechanical instruments and de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0" draw:id="id20" draw:layer="layout" svg:width="9.422cm" svg:height="0.524cm" svg:x="10.578cm" svg:y="19.494cm">
          <text:p text:style-name="P5"><text:span text:style-name="T3">53. Analogue electronic instruments, modules and com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1" draw:id="id21" draw:layer="layout" svg:width="9.422cm" svg:height="0.524cm" svg:x="10.578cm" svg:y="20.137cm">
          <text:p text:style-name="P5"><text:span text:style-name="T3">54. Digital instruments, modules and com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2" draw:id="id22" draw:layer="layout" svg:width="9.422cm" svg:height="0.524cm" svg:x="10.578cm" svg:y="20.781cm">
          <text:p text:style-name="P5"><text:span text:style-name="T3">55. Hybrid analogue/digital configu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3" draw:id="id23" draw:layer="layout" svg:width="9.422cm" svg:height="0.524cm" svg:x="10.578cm" svg:y="21.425cm">
          <text:p text:style-name="P5"><text:span text:style-name="T3">56. Software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curve" svg:x1="9.071cm" svg:y1="8.239cm" svg:x2="10.578cm" svg:y2="7.266cm" draw:start-shape="id1" draw:end-shape="id2" svg:d="M9071 8239c1288 0 535-973 1507-973" svg:viewBox="0 0 1508 974">
          <text:p/>
        </draw:connector>
        <draw:connector draw:style-name="gr4" draw:text-style-name="P7" draw:layer="layout" draw:type="curve" svg:x1="9.071cm" svg:y1="8.239cm" svg:x2="10.578cm" svg:y2="7.873cm" draw:start-shape="id1" draw:end-shape="id3" svg:d="M9071 8239c1288 0 535-366 1507-366" svg:viewBox="0 0 1508 367">
          <text:p/>
        </draw:connector>
        <draw:connector draw:style-name="gr4" draw:text-style-name="P7" draw:layer="layout" draw:type="curve" svg:x1="9.071cm" svg:y1="8.239cm" svg:x2="10.578cm" svg:y2="8.48cm" draw:start-shape="id1" draw:end-shape="id4" svg:d="M9071 8239c1288 0 535 241 1507 241" svg:viewBox="0 0 1508 242">
          <text:p/>
        </draw:connector>
        <draw:connector draw:style-name="gr4" draw:text-style-name="P7" draw:layer="layout" draw:type="curve" svg:x1="9.071cm" svg:y1="8.239cm" svg:x2="10.578cm" svg:y2="9.085cm" draw:start-shape="id1" draw:end-shape="id5" svg:d="M9071 8239c1288 0 535 846 1507 846" svg:viewBox="0 0 1508 847">
          <text:p/>
        </draw:connector>
        <draw:connector draw:style-name="gr4" draw:text-style-name="P7" draw:layer="layout" draw:type="curve" svg:x1="9.071cm" svg:y1="11.118cm" svg:x2="10.578cm" svg:y2="10.267cm" draw:start-shape="id6" draw:end-shape="id7" svg:d="M9071 11118c1288 0 535-851 1507-851" svg:viewBox="0 0 1508 852">
          <text:p/>
        </draw:connector>
        <draw:connector draw:style-name="gr4" draw:text-style-name="P7" draw:layer="layout" draw:type="curve" svg:x1="9.071cm" svg:y1="11.118cm" svg:x2="10.578cm" svg:y2="10.874cm" draw:start-shape="id6" draw:end-shape="id8" svg:d="M9071 11118c1288 0 535-244 1507-244" svg:viewBox="0 0 1508 245">
          <text:p/>
        </draw:connector>
        <draw:connector draw:style-name="gr4" draw:text-style-name="P7" draw:layer="layout" draw:type="curve" svg:x1="9.071cm" svg:y1="11.118cm" svg:x2="10.578cm" svg:y2="11.481cm" draw:start-shape="id6" draw:end-shape="id9" draw:end-glue-point="3" svg:d="M9071 11118c1288 0 535 363 1507 363" svg:viewBox="0 0 1508 364">
          <text:p/>
        </draw:connector>
        <draw:connector draw:style-name="gr4" draw:text-style-name="P7" draw:layer="layout" draw:type="curve" svg:x1="9.071cm" svg:y1="11.118cm" svg:x2="10.578cm" svg:y2="12.086cm" draw:start-shape="id6" draw:end-shape="id10" svg:d="M9071 11118c1288 0 535 968 1507 968" svg:viewBox="0 0 1508 969">
          <text:p/>
        </draw:connector>
        <draw:connector draw:style-name="gr4" draw:text-style-name="P7" draw:layer="layout" draw:type="curve" svg:x1="9.071cm" svg:y1="13.981cm" svg:x2="10.578cm" svg:y2="13.768cm" draw:start-shape="id11" draw:end-shape="id12" draw:end-glue-point="3" svg:d="M9071 13981c1288 0 535-213 1507-213" svg:viewBox="0 0 1508 214">
          <text:p/>
        </draw:connector>
        <draw:connector draw:style-name="gr4" draw:text-style-name="P7" draw:layer="layout" draw:type="curve" svg:x1="9.071cm" svg:y1="13.981cm" svg:x2="10.578cm" svg:y2="14.375cm" draw:start-shape="id11" draw:start-glue-point="1" draw:end-shape="id13" svg:d="M9071 13981c1288 0 535 394 1507 394" svg:viewBox="0 0 1508 395">
          <text:p/>
        </draw:connector>
        <draw:connector draw:style-name="gr4" draw:text-style-name="P7" draw:layer="layout" draw:type="curve" svg:x1="9.071cm" svg:y1="16.877cm" svg:x2="10.578cm" svg:y2="16.568cm" draw:start-shape="id14" draw:end-shape="id15" draw:end-glue-point="3" svg:d="M9071 16877c1288 0 535-309 1507-309" svg:viewBox="0 0 1508 310">
          <text:p/>
        </draw:connector>
        <draw:connector draw:style-name="gr4" draw:text-style-name="P7" draw:layer="layout" draw:type="curve" svg:x1="9.071cm" svg:y1="16.877cm" svg:x2="10.578cm" svg:y2="17.175cm" draw:start-shape="id14" draw:end-shape="id16" svg:d="M9071 16877c1288 0 535 298 1507 298" svg:viewBox="0 0 1508 299">
          <text:p/>
        </draw:connector>
        <draw:connector draw:style-name="gr4" draw:text-style-name="P7" draw:layer="layout" draw:type="curve" svg:x1="9.071cm" svg:y1="19.754cm" svg:x2="10.578cm" svg:y2="18.468cm" draw:start-shape="id17" draw:end-shape="id18" svg:d="M9071 19754c1288 0 535-1286 1507-1286" svg:viewBox="0 0 1508 1287">
          <text:p/>
        </draw:connector>
        <draw:connector draw:style-name="gr4" draw:text-style-name="P7" draw:layer="layout" draw:type="curve" svg:x1="9.071cm" svg:y1="19.754cm" svg:x2="10.578cm" svg:y2="19.112cm" draw:start-shape="id17" draw:end-shape="id19" svg:d="M9071 19754c1288 0 535-642 1507-642" svg:viewBox="0 0 1508 643">
          <text:p/>
        </draw:connector>
        <draw:connector draw:style-name="gr4" draw:text-style-name="P7" draw:layer="layout" draw:type="curve" svg:x1="9.071cm" svg:y1="19.754cm" svg:x2="10.578cm" svg:y2="19.756cm" draw:start-shape="id17" draw:end-shape="id20" svg:d="M9071 19754c1288 0 535 2 1507 2" svg:viewBox="0 0 1508 3">
          <text:p/>
        </draw:connector>
        <draw:connector draw:style-name="gr4" draw:text-style-name="P7" draw:layer="layout" draw:type="curve" svg:x1="9.071cm" svg:y1="19.754cm" svg:x2="10.578cm" svg:y2="20.399cm" draw:start-shape="id17" draw:end-shape="id21" svg:d="M9071 19754c1288 0 535 645 1507 645" svg:viewBox="0 0 1508 646">
          <text:p/>
        </draw:connector>
        <draw:connector draw:style-name="gr4" draw:text-style-name="P7" draw:layer="layout" draw:type="curve" svg:x1="9.071cm" svg:y1="19.754cm" svg:x2="10.578cm" svg:y2="21.043cm" draw:start-shape="id17" draw:end-shape="id22" svg:d="M9071 19754c1288 0 535 1289 1507 1289" svg:viewBox="0 0 1508 1290">
          <text:p/>
        </draw:connector>
        <draw:connector draw:style-name="gr4" draw:text-style-name="P7" draw:layer="layout" draw:type="curve" svg:x1="9.071cm" svg:y1="19.754cm" svg:x2="10.578cm" svg:y2="21.687cm" draw:start-shape="id17" draw:end-shape="id23" svg:d="M9071 19754c1288 0 535 1933 1507 1933" svg:viewBox="0 0 1508 1934">
          <text:p/>
        </draw:connector>
        <draw:connector draw:style-name="gr4" draw:text-style-name="P8" draw:layer="layout" draw:type="curve" svg:x1="3.607cm" svg:y1="13.981cm" svg:x2="5.007cm" svg:y2="8.239cm" draw:start-shape="id24" draw:end-shape="id1" svg:d="M3607 13981c1102 0 403-5742 1400-5742" svg:viewBox="0 0 1401 5743">
          <text:p/>
        </draw:connector>
        <draw:connector draw:style-name="gr4" draw:text-style-name="P8" draw:layer="layout" draw:type="curve" svg:x1="3.607cm" svg:y1="13.981cm" svg:x2="5.007cm" svg:y2="11.118cm" draw:start-shape="id24" draw:end-shape="id6" svg:d="M3607 13981c1102 0 403-2863 1400-2863" svg:viewBox="0 0 1401 2864">
          <text:p/>
        </draw:connector>
        <draw:connector draw:style-name="gr4" draw:text-style-name="P8" draw:layer="layout" draw:type="curve" svg:x1="3.607cm" svg:y1="13.981cm" svg:x2="5.007cm" svg:y2="13.981cm" draw:start-shape="id24" draw:end-shape="id11" svg:d="M3607 13981h1400" svg:viewBox="0 0 1401 1">
          <text:p/>
        </draw:connector>
        <draw:connector draw:style-name="gr4" draw:text-style-name="P8" draw:layer="layout" draw:type="curve" svg:x1="3.607cm" svg:y1="13.981cm" svg:x2="5.007cm" svg:y2="16.877cm" draw:start-shape="id24" draw:end-shape="id14" draw:end-glue-point="3" svg:d="M3607 13981c1102 0 403 2896 1400 2896" svg:viewBox="0 0 1401 2897">
          <text:p/>
        </draw:connector>
        <draw:connector draw:style-name="gr4" draw:text-style-name="P8" draw:layer="layout" draw:type="curve" svg:x1="3.607cm" svg:y1="13.981cm" svg:x2="5.007cm" svg:y2="19.754cm" draw:start-shape="id24" draw:end-shape="id17" svg:d="M3607 13981c1102 0 403 5773 1400 5773" svg:viewBox="0 0 1401 577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lexander Refsum Jensenius</meta:initial-creator>
    <meta:creation-date>2021-06-04T08:36:24.196209243</meta:creation-date>
    <dc:date>2021-08-02T17:43:29.398138839</dc:date>
    <dc:creator>Alexander Refsum Jensenius</dc:creator>
    <meta:editing-duration>PT38M38S</meta:editing-duration>
    <meta:editing-cycles>10</meta:editing-cycles>
    <meta:generator>LibreOffice/7.1.4.2$Linux_X86_64 LibreOffice_project/10$Build-2</meta:generator>
    <meta:document-statistic meta:object-count="47"/>
  </office:meta>
</office:document-meta>
</file>